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mm" fo:margin-bottom="0mm" style:contextual-spacing="false"/>
      <style:text-properties officeooo:paragraph-rsid="0006dff9"/>
    </style:style>
    <style:style style:name="P2" style:family="paragraph" style:parent-style-name="Default_20_Drawing_20_Style" style:list-style-name="L1">
      <style:paragraph-properties fo:margin-top="4.2mm" fo:margin-bottom="3.49mm" style:contextual-spacing="false" style:line-height-at-least="3.53mm"/>
    </style:style>
    <style:style style:name="P3" style:family="paragraph" style:parent-style-name="Default_20_Drawing_20_Style">
      <style:paragraph-properties fo:margin-top="4.2mm" fo:margin-bottom="3.49mm" style:contextual-spacing="false" style:line-height-at-least="3.53mm"/>
      <style:text-properties officeooo:rsid="0011add4" officeooo:paragraph-rsid="0011add4"/>
    </style:style>
    <style:style style:name="P4" style:family="paragraph" style:parent-style-name="Default_20_Drawing_20_Style" style:list-style-name="L2">
      <style:paragraph-properties fo:margin-top="4.2mm" fo:margin-bottom="3.49mm" style:contextual-spacing="false" style:line-height-at-least="3.53mm"/>
      <style:text-properties officeooo:rsid="0011add4" officeooo:paragraph-rsid="0011add4"/>
    </style:style>
    <style:style style:name="P5" style:family="paragraph" style:parent-style-name="Default_20_Drawing_20_Style" style:list-style-name="L1">
      <style:paragraph-properties fo:margin-top="4.2mm" fo:margin-bottom="3.49mm" style:contextual-spacing="false" style:line-height-at-least="3.53mm"/>
      <style:text-properties officeooo:rsid="0011add4" officeooo:paragraph-rsid="0011add4"/>
    </style:style>
    <style:style style:name="P6" style:family="paragraph" style:parent-style-name="Standard">
      <loext:graphic-properties draw:fill="solid" draw:fill-color="#2b2b2b"/>
      <style:paragraph-properties fo:background-color="#2b2b2b" fo:padding="0mm" fo:border="none" style:shadow="none"/>
    </style:style>
    <style:style style:name="P7" style:family="paragraph" style:parent-style-name="Standard">
      <style:paragraph-properties fo:margin-top="4.2mm" fo:margin-bottom="3.49mm" style:contextual-spacing="false" style:line-height-at-least="3.53mm"/>
      <style:text-properties officeooo:rsid="0011add4" officeooo:paragraph-rsid="0011add4"/>
    </style:style>
    <style:style style:name="P8" style:family="paragraph" style:parent-style-name="Standard" style:list-style-name="L3">
      <style:paragraph-properties fo:margin-top="4.2mm" fo:margin-bottom="3.49mm" style:contextual-spacing="false" style:line-height-at-least="3.53mm"/>
      <style:text-properties officeooo:rsid="00145ee9" officeooo:paragraph-rsid="00145ee9"/>
    </style:style>
    <style:style style:name="P9" style:family="paragraph" style:parent-style-name="Text_20_body" style:list-style-name="L1">
      <style:paragraph-properties fo:margin-top="0mm" fo:margin-bottom="0mm" style:contextual-spacing="false"/>
      <style:text-properties style:font-name="Liberation Sans" fo:font-size="10pt" officeooo:paragraph-rsid="0006dff9" style:font-size-asian="10pt"/>
    </style:style>
    <style:style style:name="P10" style:family="paragraph" style:parent-style-name="Text_20_body" style:list-style-name="L1">
      <style:paragraph-properties fo:margin-top="0mm" fo:margin-bottom="0mm" style:contextual-spacing="false"/>
      <style:text-properties style:font-name="Liberation Sans" fo:font-size="10pt" officeooo:paragraph-rsid="0007968b" style:font-size-asian="10pt"/>
    </style:style>
    <style:style style:name="P11" style:family="paragraph" style:parent-style-name="Text_20_body" style:list-style-name="L1">
      <style:text-properties style:font-name="Liberation Sans" fo:font-size="10pt" officeooo:paragraph-rsid="0007968b" style:font-size-asian="10pt"/>
    </style:style>
    <style:style style:name="P12" style:family="paragraph" style:parent-style-name="Text_20_body">
      <style:paragraph-properties fo:margin-top="0mm" fo:margin-bottom="0mm" style:contextual-spacing="false"/>
      <style:text-properties officeooo:paragraph-rsid="0006dff9"/>
    </style:style>
    <style:style style:name="P13" style:family="paragraph" style:parent-style-name="Text_20_body">
      <style:paragraph-properties fo:margin-top="0mm" fo:margin-bottom="0mm" style:contextual-spacing="false"/>
      <style:text-properties officeooo:rsid="000a3060" officeooo:paragraph-rsid="000a3060"/>
    </style:style>
    <style:style style:name="T1" style:family="text">
      <style:text-properties style:font-name="Liberation Sans" fo:font-size="10pt" style:font-size-asian="10pt"/>
    </style:style>
    <style:style style:name="T2" style:family="text">
      <style:text-properties style:font-name="Liberation Sans" fo:font-size="10pt" officeooo:rsid="0011f9fd" style:font-size-asian="10pt"/>
    </style:style>
    <style:style style:name="T3" style:family="text">
      <style:text-properties style:font-name="Liberation Sans" fo:font-size="10pt" officeooo:rsid="00123826" style:font-size-asian="10pt"/>
    </style:style>
    <style:style style:name="T4" style:family="text">
      <style:text-properties style:font-name="Liberation Sans" fo:font-size="10pt" officeooo:rsid="0013e673" style:font-size-asian="10pt"/>
    </style:style>
    <style:style style:name="T5" style:family="text">
      <style:text-properties style:font-name="Liberation Sans" fo:font-size="10pt" fo:font-style="normal" style:font-size-asian="10pt" style:font-style-asian="normal" style:font-style-complex="normal"/>
    </style:style>
    <style:style style:name="T6" style:family="text">
      <style:text-properties style:font-name="Liberation Sans" fo:font-size="10pt" fo:font-style="normal" officeooo:rsid="0014d7a7" style:font-size-asian="10pt" style:font-style-asian="normal" style:font-style-complex="normal"/>
    </style:style>
    <style:style style:name="T7" style:family="text">
      <style:text-properties fo:font-size="10pt" style:font-size-asian="10pt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7"><text:span text:style-name="T1">Questions pour David:</text:span></text:p>
      <text:list text:style-name="L2">
        <text:list-item>
          <text:p text:style-name="P4" loext:marker-style-name="T7"><text:span text:style-name="T1">Pour détecter les outliers si j’utilise une valeur d’</text:span><text:span text:style-name="T4">environ </text:span><text:span text:style-name="T1">1% (0.01) pour établir mes quantiles cela veut dire que je finirai avec 100 quantiles comprenant chacun 1% des valeurs et que j’élimine seulement les premier et dernier? </text:span><text:span text:style-name="T2">De ce que je constate c’est seulement &lt;10 valeurs les plus grandes que j’élimine avec cet algo, </text:span><text:span text:style-name="T3">pas du tout 1% (bien moins). Ici percentage_defining_outliers avait une valeur défaut de 0.25 pour obtenir des quartiles.</text:span></text:p>
        </text:list-item>
      </text:list>
      <text:list xml:id="list867701958" text:style-name="L1">
        <text:list-header>
          <text:p text:style-name="P5" loext:marker-style-name="T7"><text:span text:style-name="T1">Voici le code:</text:span></text:p>
        </text:list-header>
      </text:list>
      <text:p text:style-name="P6" loext:marker-style-name="T10"><text:span text:style-name="T8">def </text:span><text:span text:style-name="T9">extract_outliers_values</text:span><text:span text:style-name="T10">(filtered_dataframe: DataFrame</text:span><text:span text:style-name="T8">, </text:span><text:span text:style-name="T10">percentage_defining_outliers: </text:span><text:span text:style-name="T11">float</text:span><text:span text:style-name="T10">) -&gt; DataFrame:<text:line-break/> <text:s text:c="3"/>first_quantile = filtered_dataframe.quantile(percentage_defining_outliers)<text:line-break/> <text:s text:c="3"/>last_quantile = filtered_dataframe.quantile(</text:span><text:span text:style-name="T12">1 </text:span><text:span text:style-name="T10">- percentage_defining_outliers)<text:line-break/> <text:s text:c="3"/>interquantile_range = last_quantile - first_quantile<text:line-break/> <text:s text:c="3"/>mask = ((filtered_dataframe &lt; first_quantile - </text:span><text:span text:style-name="T12">1.5 </text:span><text:span text:style-name="T10">* interquantile_range) |<text:line-break/> <text:s text:c="11"/>(filtered_dataframe &gt; last_quantile + </text:span><text:span text:style-name="T12">1.5 </text:span><text:span text:style-name="T10">* interquantile_range))<text:line-break/><text:line-break/> <text:s text:c="3"/></text:span><text:span text:style-name="T8">return </text:span><text:span text:style-name="T10">filtered_dataframe[mask]</text:span></text:p>
      <text:list text:style-name="L3">
        <text:list-item>
          <text:p text:style-name="P8" loext:marker-style-name="T7"><text:span text:style-name="T1">Critère </text:span><text:span text:style-name="Emphasis"><text:span text:style-name="T1">Evaluation de l’analyse statistique uni-variée :→ CE3 Vous avez utilisé des métriques adaptées (moyenne ou médiane selon la dispersion). </text:span></text:span><text:span text:style-name="Emphasis"><text:span text:style-name="T5">Je n’ai rien fait là-dessus. Devrais-je ajouter la médiane sur mes boxplots uni-variés </text:span></text:span><text:span text:style-name="Emphasis"><text:span text:style-name="T6">et histogrames </text:span></text:span><text:span text:style-name="Emphasis"><text:span text:style-name="T5">pour remplir ce critère? </text:span></text:span><text:span text:style-name="Emphasis"><text:span text:style-name="T6">Dans quel cas devrais-je utiliser la médiane ou la moyenne?</text:span></text:span></text:p>
        </text:list-item>
      </text:list>
      <text:p text:style-name="P7" loext:marker-style-name="T7"><text:span text:style-name="T1"/></text:p>
      <text:list text:continue-list="list867701958" text:style-name="L1">
        <text:list-item>
          <text:p text:style-name="P2" loext:marker-style-name="T7"><text:span text:style-name="T1">Votre démarche méthodologique d’exploration de données (8 minutes)</text:span></text:p>
          <text:list>
            <text:list-item>
              <text:p text:style-name="P9">la description et l'analyse univariée des différentes variables importantes avec les visualisations associées ; </text:p>
            </text:list-item>
            <text:list-item>
              <text:p text:style-name="P9">l’analyse multivariée et les résultats statistiques associés, en lien avec l’idée d’application du client ; </text:p>
            </text:list-item>
          </text:list>
        </text:list-item>
      </text:list>
      <text:p text:style-name="P1"><text:span text:style-name="T1"/></text:p>
      <text:p text:style-name="P13"><text:span text:style-name="T1"/></text:p>
      <text:p text:style-name="P1"><text:span text:style-name="Emphasis"><text:span text:style-name="T1">Evaluation de l’analyse statistique uni-variée : </text:span></text:span></text:p>
      <text:p text:style-name="Text_20_body">CE1 Vous avez mis en évidence et analysé les éventuels outliers d’un point de vue statistique, afin de s’assurer s’il s’agit de valeurs aberrantes ou atypiques.</text:p>
      <text:p text:style-name="Text_20_body">CE3 Vous avez utilisé des métriques adaptées (moyenne ou médiane selon la dispersion).</text:p>
      <text:p text:style-name="Text_20_body">CE4 Vous avez pu correctement définir le terme "quantiles".</text:p>
      <text:p text:style-name="Text_20_body"/>
      <text:p text:style-name="Text_20_body"><text:span text:style-name="Emphasis">Evaluation de l’analyse statistique bi-variée et multivariée  : </text:span></text:p>
      <text:p text:style-name="Text_20_body">CE6 Vous avez expliqué, justifié et appliqué au minimum une méthode d’analyse multivariée descriptive sur le jeu de données (par exemple une ACP).</text:p>
      <text:p text:style-name="Text_20_body">CE7 Vous avez expliqué, justifié et appliqué au minimum une méthode d’analyse multivariée explicative sur le jeu de données (par exemple une ANOVA, un test statistique).</text:p>
      <text:p text:style-name="P1"><text:soft-page-break/><text:span text:style-name="T1"/></text:p>
      <text:list text:continue-numbering="true" text:style-name="L1">
        <text:list-item>
          <text:p text:style-name="P2" loext:marker-style-name="T7"><text:span text:style-name="T1">En synthèse, présentation des faits pertinents pour l’application (2 minutes</text:span></text:p>
          <text:list>
            <text:list-item>
              <text:p text:style-name="P10">3 observations solidement étayées (graphes et/ou tests statistiques à l’appui au besoin) évaluant la pertinence et la faisabilité de l’idée application du client ; </text:p>
            </text:list-item>
            <text:list-item>
              <text:p text:style-name="P11">la synthèse des différentes conclusions sur la faisabilité de votre projet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mm" fo:margin-bottom="0mm" style:contextual-spacing="false" style:line-height-at-least="3.53m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mm" fo:margin-bottom="0mm" style:contextual-spacing="false" style:line-height-at-least="3.53m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mm" fo:margin-bottom="0mm" style:contextual-spacing="false" style:line-height-at-least="3.53m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Grey_20_Elegant_7e_LT_7e_Gliederung_20_1" style:display-name="Grey Elegant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Gliederung_20_2" style:display-name="Grey Elegant~LT~Gliederung 2" style:family="paragraph" style:parent-style-name="Grey_20_Elegant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rey_20_Elegant_7e_LT_7e_Gliederung_20_3" style:display-name="Grey Elegant~LT~Gliederung 3" style:family="paragraph" style:parent-style-name="Grey_20_Elegant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rey_20_Elegant_7e_LT_7e_Gliederung_20_4" style:display-name="Grey Elegant~LT~Gliederung 4" style:family="paragraph" style:parent-style-name="Grey_20_Elegant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5" style:display-name="Grey Elegant~LT~Gliederung 5" style:family="paragraph" style:parent-style-name="Grey_20_Elegant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6" style:display-name="Grey Elegant~LT~Gliederung 6" style:family="paragraph" style:parent-style-name="Grey_20_Elegant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7" style:display-name="Grey Elegant~LT~Gliederung 7" style:family="paragraph" style:parent-style-name="Grey_20_Elegant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8" style:display-name="Grey Elegant~LT~Gliederung 8" style:family="paragraph" style:parent-style-name="Grey_20_Elegant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9" style:display-name="Grey Elegant~LT~Gliederung 9" style:family="paragraph" style:parent-style-name="Grey_20_Elegant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Titel" style:display-name="Grey Elegan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Untertitel" style:display-name="Grey Elega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Notizen" style:display-name="Grey Elegant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Hintergrundobjekte" style:display-name="Grey Elega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y_20_Elegant_7e_LT_7e_Hintergrund" style:display-name="Grey Elega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1" style:display-name="Table of Content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Titel" style:display-name="Table of Conten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Untertitel" style:display-name="Table of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Notizen" style:display-name="Table of Content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Hintergrundobjekte" style:display-name="Table of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of_20_Content_7e_LT_7e_Hintergrund" style:display-name="Table of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Gliederung_20_1" style:display-name="Content 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Gliederung_20_2" style:display-name="Content 1~LT~Gliederung 2" style:family="paragraph" style:parent-style-name="Content_20_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1_7e_LT_7e_Gliederung_20_3" style:display-name="Content 1~LT~Gliederung 3" style:family="paragraph" style:parent-style-name="Content_20_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1_7e_LT_7e_Gliederung_20_4" style:display-name="Content 1~LT~Gliederung 4" style:family="paragraph" style:parent-style-name="Content_20_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5" style:display-name="Content 1~LT~Gliederung 5" style:family="paragraph" style:parent-style-name="Content_20_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6" style:display-name="Content 1~LT~Gliederung 6" style:family="paragraph" style:parent-style-name="Content_20_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7" style:display-name="Content 1~LT~Gliederung 7" style:family="paragraph" style:parent-style-name="Content_20_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8" style:display-name="Content 1~LT~Gliederung 8" style:family="paragraph" style:parent-style-name="Content_20_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9" style:display-name="Content 1~LT~Gliederung 9" style:family="paragraph" style:parent-style-name="Content_20_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Titel" style:display-name="Conten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Untertitel" style:display-name="Conten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Notizen" style:display-name="Content 1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Hintergrundobjekte" style:display-name="Conten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Hintergrund" style:display-name="Conten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Gliederung_20_1" style:display-name="Bullet 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Gliederung_20_2" style:display-name="Bullet 1~LT~Gliederung 2" style:family="paragraph" style:parent-style-name="Bullet_20_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1_7e_LT_7e_Gliederung_20_3" style:display-name="Bullet 1~LT~Gliederung 3" style:family="paragraph" style:parent-style-name="Bullet_20_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1_7e_LT_7e_Gliederung_20_4" style:display-name="Bullet 1~LT~Gliederung 4" style:family="paragraph" style:parent-style-name="Bullet_20_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5" style:display-name="Bullet 1~LT~Gliederung 5" style:family="paragraph" style:parent-style-name="Bullet_20_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6" style:display-name="Bullet 1~LT~Gliederung 6" style:family="paragraph" style:parent-style-name="Bullet_20_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7" style:display-name="Bullet 1~LT~Gliederung 7" style:family="paragraph" style:parent-style-name="Bullet_20_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8" style:display-name="Bullet 1~LT~Gliederung 8" style:family="paragraph" style:parent-style-name="Bullet_20_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9" style:display-name="Bullet 1~LT~Gliederung 9" style:family="paragraph" style:parent-style-name="Bullet_20_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Titel" style:display-name="Bulle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Untertitel" style:display-name="Bulle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Notizen" style:display-name="Bullet 1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Hintergrundobjekte" style:display-name="Bulle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Hintergrund" style:display-name="Bulle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Gliederung_20_1" style:display-name="Content 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Gliederung_20_2" style:display-name="Content 2~LT~Gliederung 2" style:family="paragraph" style:parent-style-name="Content_20_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2_7e_LT_7e_Gliederung_20_3" style:display-name="Content 2~LT~Gliederung 3" style:family="paragraph" style:parent-style-name="Content_20_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2_7e_LT_7e_Gliederung_20_4" style:display-name="Content 2~LT~Gliederung 4" style:family="paragraph" style:parent-style-name="Content_20_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5" style:display-name="Content 2~LT~Gliederung 5" style:family="paragraph" style:parent-style-name="Content_20_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6" style:display-name="Content 2~LT~Gliederung 6" style:family="paragraph" style:parent-style-name="Content_20_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7" style:display-name="Content 2~LT~Gliederung 7" style:family="paragraph" style:parent-style-name="Content_20_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8" style:display-name="Content 2~LT~Gliederung 8" style:family="paragraph" style:parent-style-name="Content_20_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9" style:display-name="Content 2~LT~Gliederung 9" style:family="paragraph" style:parent-style-name="Content_20_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Titel" style:display-name="Conten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Untertitel" style:display-name="Conten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Notizen" style:display-name="Content 2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Hintergrundobjekte" style:display-name="Conten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Hintergrund" style:display-name="Conten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Gliederung_20_1" style:display-name="Bullet 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Gliederung_20_2" style:display-name="Bullet 3~LT~Gliederung 2" style:family="paragraph" style:parent-style-name="Bullet_20_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3_7e_LT_7e_Gliederung_20_3" style:display-name="Bullet 3~LT~Gliederung 3" style:family="paragraph" style:parent-style-name="Bullet_20_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3_7e_LT_7e_Gliederung_20_4" style:display-name="Bullet 3~LT~Gliederung 4" style:family="paragraph" style:parent-style-name="Bullet_20_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5" style:display-name="Bullet 3~LT~Gliederung 5" style:family="paragraph" style:parent-style-name="Bullet_20_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6" style:display-name="Bullet 3~LT~Gliederung 6" style:family="paragraph" style:parent-style-name="Bullet_20_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7" style:display-name="Bullet 3~LT~Gliederung 7" style:family="paragraph" style:parent-style-name="Bullet_20_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8" style:display-name="Bullet 3~LT~Gliederung 8" style:family="paragraph" style:parent-style-name="Bullet_20_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9" style:display-name="Bullet 3~LT~Gliederung 9" style:family="paragraph" style:parent-style-name="Bullet_20_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Titel" style:display-name="Bullet 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Untertitel" style:display-name="Bullet 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Notizen" style:display-name="Bullet 3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Hintergrundobjekte" style:display-name="Bulle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Hintergrund" style:display-name="Bullet 3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Gliederung_20_1" style:display-name="Image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Gliederung_20_2" style:display-name="Image~LT~Gliederung 2" style:family="paragraph" style:parent-style-name="Image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age_7e_LT_7e_Gliederung_20_3" style:display-name="Image~LT~Gliederung 3" style:family="paragraph" style:parent-style-name="Image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7e_LT_7e_Gliederung_20_4" style:display-name="Image~LT~Gliederung 4" style:family="paragraph" style:parent-style-name="Image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5" style:display-name="Image~LT~Gliederung 5" style:family="paragraph" style:parent-style-name="Image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6" style:display-name="Image~LT~Gliederung 6" style:family="paragraph" style:parent-style-name="Image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7" style:display-name="Image~LT~Gliederung 7" style:family="paragraph" style:parent-style-name="Image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8" style:display-name="Image~LT~Gliederung 8" style:family="paragraph" style:parent-style-name="Image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9" style:display-name="Image~LT~Gliederung 9" style:family="paragraph" style:parent-style-name="Image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Titel" style:display-name="Imag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Untertitel" style:display-name="Imag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Notizen" style:display-name="Image~LT~Notizen" style:family="paragraph">
      <style:paragraph-properties fo:margin-left="6mm" fo:text-indent="-6m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Hintergrundobjekte" style:display-name="Imag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Hintergrund" style:display-name="Imag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 loext:transliteration-spellout="cardinal" number:transliteration-language="fr" number:transliteration-country="CH">
      <number:number number:decimal-places="0" number:min-decimal-places="0" number:min-integer-digits="1"/>
    </number:number-style>
    <number:number-style style:name="N107" loext:transliteration-spellout="capitalize cardinal" number:transliteration-language="fr" number:transliteration-country="CH">
      <number:number number:decimal-places="0" number:min-decimal-places="0" number:min-integer-digits="1"/>
    </number:number-style>
    <number:number-style style:name="N108" loext:transliteration-spellout="upper cardinal" number:transliteration-language="fr" number:transliteration-country="CH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EUR" number:transliteration-language="fr" number:transliteration-country="CH">
      <number:number number:decimal-places="0" number:min-decimal-places="0" number:min-integer-digits="1"/>
    </number:number-style>
    <number:number-style style:name="N111" loext:transliteration-spellout="EUR" number:transliteration-language="fr" number:transliteration-country="CH">
      <number:number number:decimal-places="2" number:min-decimal-places="2" number:min-integer-digits="1"/>
    </number:number-style>
    <number:number-style style:name="N112" loext:transliteration-spellout="upper EUR" number:transliteration-language="fr" number:transliteration-country="CH">
      <number:number number:decimal-places="0" number:min-decimal-places="0" number:min-integer-digits="1"/>
    </number:number-style>
    <number:number-style style:name="N113" loext:transliteration-spellout="upper EUR" number:transliteration-language="fr" number:transliteration-country="CH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2:44:01.428411978</meta:creation-date>
    <dc:date>2024-05-22T12:10:16.897165823</dc:date>
    <meta:editing-duration>PT4H34M37S</meta:editing-duration>
    <meta:editing-cycles>16</meta:editing-cycles>
    <meta:generator>LibreOffice/7.6.6.3$Linux_X86_64 LibreOffice_project/60$Build-3</meta:generator>
    <meta:document-statistic meta:table-count="0" meta:image-count="0" meta:object-count="0" meta:page-count="2" meta:paragraph-count="18" meta:word-count="368" meta:character-count="2679" meta:non-whitespace-character-count="2299"/>
  </office:meta>
</office:document-meta>
</file>